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ig Data project</text:h>
      <text:p text:style-name="P1">Joey van Riemsdijk (10441913)</text:p>
      <text:p text:style-name="P1">Thomas Parmentier (10430121)</text:p>
      <text:p text:style-name="P1"/>
      <text:p text:style-name="P1"/>
      <text:p text:style-name="P1"/>
      <text:h text:style-name="Heading_20_2" text:outline-level="2">Abstract</text:h>
      <text:p text:style-name="Text_20_body"/>
      <text:h text:style-name="Heading_20_2" text:outline-level="2">Introduction</text:h>
      <text:p text:style-name="Text_20_body">Bevat onderzoeksvraag</text:p>
      <text:p text:style-name="Text_20_body"/>
      <text:h text:style-name="Heading_20_2" text:outline-level="2">Related Work</text:h>
      <text:p text:style-name="Text_20_body"/>
      <text:h text:style-name="Heading_20_2" text:outline-level="2">Methodology</text:h>
      <text:p text:style-name="Text_20_body">Data verzameling en beschrijving van data</text:p>
      <text:p text:style-name="Text_20_body">Hoe je je vraag gaat beantwoorden</text:p>
      <text:p text:style-name="Text_20_body"/>
      <text:h text:style-name="Heading_20_2" text:outline-level="2">Evaluatie</text:h>
      <text:p text:style-name="Text_20_body">In hoeverre is je vraag beantwoord?</text:p>
      <text:p text:style-name="Text_20_body"><text:tab/></text:p>
      <text:h text:style-name="Heading_20_2" text:outline-level="2">Appendix</text:h>
      <text:p text:style-name="Text_20_body">Alle, voor het lopende verhaal niet zo interessante, draaiende cod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Parmentier</meta:initial-creator>
    <meta:creation-date>2015-03-14T16:35:58.10</meta:creation-date>
    <meta:document-statistic meta:table-count="0" meta:image-count="0" meta:object-count="0" meta:page-count="1" meta:paragraph-count="15" meta:word-count="47" meta:character-count="331"/>
    <dc:date>2015-03-14T17:03:11.17</dc:date>
    <dc:creator>Thomas Parmentier</dc:creator>
    <meta:editing-duration>PT12M2S</meta:editing-duration>
    <meta:editing-cycles>1</meta:editing-cycles>
    <meta:generator>OpenOffice/4.1.1$Win32 OpenOffice.org_project/411m6$Build-9775</meta:generator>
  </office:meta>
</office:document-meta>
</file>